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0" style:family="table">
      <style:table-properties style:width="16.999cm" table:align="margins"/>
    </style:style>
    <style:style style:name="Таблица30.A" style:family="table-column">
      <style:table-column-properties style:column-width="5.666cm" style:rel-column-width="21845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C1" style:family="table-cell">
      <style:table-cell-properties fo:padding="0.097cm" fo:border="0.002cm solid #000000"/>
    </style:style>
    <style:style style:name="Таблица31" style:family="table">
      <style:table-properties style:width="16.999cm" table:align="margins"/>
    </style:style>
    <style:style style:name="Таблица31.A" style:family="table-column">
      <style:table-column-properties style:column-width="1.545cm" style:rel-column-width="5957*"/>
    </style:style>
    <style:style style:name="Таблица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1.K1" style:family="table-cell">
      <style:table-cell-properties fo:padding="0.097cm" fo:border="0.002cm solid #000000"/>
    </style:style>
    <style:style style:name="Таблица32" style:family="table">
      <style:table-properties style:width="16.999cm" table:align="margins"/>
    </style:style>
    <style:style style:name="Таблица32.A" style:family="table-column">
      <style:table-column-properties style:column-width="3.399cm" style:rel-column-width="13107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E1" style:family="table-cell">
      <style:table-cell-properties fo:padding="0.097cm" fo:border="0.002cm solid #000000"/>
    </style:style>
    <style:style style:name="Таблица15" style:family="table">
      <style:table-properties style:width="16.999cm" table:align="margins"/>
    </style:style>
    <style:style style:name="Таблица15.A" style:family="table-column">
      <style:table-column-properties style:column-width="2.429cm" style:rel-column-width="9361*"/>
    </style:style>
    <style:style style:name="Таблица15.C" style:family="table-column">
      <style:table-column-properties style:column-width="2.429cm" style:rel-column-width="9362*"/>
    </style:style>
    <style:style style:name="Таблица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5.G1" style:family="table-cell">
      <style:table-cell-properties fo:padding="0.097cm" fo:border="0.002cm solid #000000"/>
    </style:style>
    <style:style style:name="Таблица21" style:family="table">
      <style:table-properties style:width="16.999cm" table:align="margins"/>
    </style:style>
    <style:style style:name="Таблица21.A" style:family="table-column">
      <style:table-column-properties style:column-width="2.125cm" style:rel-column-width="8191*"/>
    </style:style>
    <style:style style:name="Таблица21.C" style:family="table-column">
      <style:table-column-properties style:column-width="2.125cm" style:rel-column-width="8192*"/>
    </style:style>
    <style:style style:name="Таблица21.1" style:family="table-row">
      <style:table-row-properties style:min-row-height="0.635cm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H1" style:family="table-cell">
      <style:table-cell-properties fo:padding="0.097cm" fo:border="0.002cm solid #000000"/>
    </style:style>
    <style:style style:name="Таблица23" style:family="table">
      <style:table-properties style:width="16.999cm" table:align="margins"/>
    </style:style>
    <style:style style:name="Таблица23.A" style:family="table-column">
      <style:table-column-properties style:column-width="2.833cm" style:rel-column-width="10922*"/>
    </style:style>
    <style:style style:name="Таблица23.C" style:family="table-column">
      <style:table-column-properties style:column-width="2.833cm" style:rel-column-width="10923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16" style:family="table">
      <style:table-properties style:width="16.999cm" table:align="margins"/>
    </style:style>
    <style:style style:name="Таблица16.A" style:family="table-column">
      <style:table-column-properties style:column-width="2.429cm" style:rel-column-width="9361*"/>
    </style:style>
    <style:style style:name="Таблица16.C" style:family="table-column">
      <style:table-column-properties style:column-width="2.429cm" style:rel-column-width="9362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G1" style:family="table-cell">
      <style:table-cell-properties fo:padding="0.097cm" fo:border="0.002cm solid #000000"/>
    </style:style>
    <style:style style:name="Таблица22" style:family="table">
      <style:table-properties style:width="16.999cm" table:align="margins"/>
    </style:style>
    <style:style style:name="Таблица22.A" style:family="table-column">
      <style:table-column-properties style:column-width="2.833cm" style:rel-column-width="10922*"/>
    </style:style>
    <style:style style:name="Таблица22.C" style:family="table-column">
      <style:table-column-properties style:column-width="2.833cm" style:rel-column-width="10923*"/>
    </style:style>
    <style:style style:name="Таблица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2.F1" style:family="table-cell">
      <style:table-cell-properties fo:padding="0.097cm" fo:border="0.002cm solid #000000"/>
    </style:style>
    <style:style style:name="Таблица17" style:family="table">
      <style:table-properties style:width="16.999cm" table:align="margins"/>
    </style:style>
    <style:style style:name="Таблица17.A" style:family="table-column">
      <style:table-column-properties style:column-width="2.124cm" style:rel-column-width="1204*"/>
    </style:style>
    <style:style style:name="Таблица17.C" style:family="table-column">
      <style:table-column-properties style:column-width="2.125cm" style:rel-column-width="1205*"/>
    </style:style>
    <style:style style:name="Таблица17.H" style:family="table-column">
      <style:table-column-properties style:column-width="2.127cm" style:rel-column-width="1206*"/>
    </style:style>
    <style:style style:name="Таблица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7.H1" style:family="table-cell">
      <style:table-cell-properties fo:padding="0.097cm" fo:border="0.002cm solid #000000"/>
    </style:style>
    <style:style style:name="Таблица24" style:family="table">
      <style:table-properties style:width="16.999cm" table:align="margins"/>
    </style:style>
    <style:style style:name="Таблица24.A" style:family="table-column">
      <style:table-column-properties style:column-width="1.889cm" style:rel-column-width="7281*"/>
    </style:style>
    <style:style style:name="Таблица24.B" style:family="table-column">
      <style:table-column-properties style:column-width="1.889cm" style:rel-column-width="7280*"/>
    </style:style>
    <style:style style:name="Таблица24.C" style:family="table-column">
      <style:table-column-properties style:column-width="1.889cm" style:rel-column-width="7282*"/>
    </style:style>
    <style:style style:name="Таблица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4.I1" style:family="table-cell">
      <style:table-cell-properties fo:padding="0.097cm" fo:border="0.002cm solid #000000"/>
    </style:style>
    <style:style style:name="Таблица25" style:family="table">
      <style:table-properties style:width="16.999cm" table:align="margins"/>
    </style:style>
    <style:style style:name="Таблица25.A" style:family="table-column">
      <style:table-column-properties style:column-width="2.833cm" style:rel-column-width="10922*"/>
    </style:style>
    <style:style style:name="Таблица25.C" style:family="table-column">
      <style:table-column-properties style:column-width="2.833cm" style:rel-column-width="10923*"/>
    </style:style>
    <style:style style:name="Таблица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5.F1" style:family="table-cell">
      <style:table-cell-properties fo:padding="0.097cm" fo:border="0.002cm solid #000000"/>
    </style:style>
    <style:style style:name="Таблица18" style:family="table">
      <style:table-properties style:width="16.999cm" table:align="margins"/>
    </style:style>
    <style:style style:name="Таблица18.A" style:family="table-column">
      <style:table-column-properties style:column-width="2.429cm" style:rel-column-width="9361*"/>
    </style:style>
    <style:style style:name="Таблица18.C" style:family="table-column">
      <style:table-column-properties style:column-width="2.429cm" style:rel-column-width="9362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G1" style:family="table-cell">
      <style:table-cell-properties fo:padding="0.097cm" fo:border="0.002cm solid #000000"/>
    </style:style>
    <style:style style:name="Таблица26" style:family="table">
      <style:table-properties style:width="16.999cm" table:align="margins"/>
    </style:style>
    <style:style style:name="Таблица26.A" style:family="table-column">
      <style:table-column-properties style:column-width="2.125cm" style:rel-column-width="8191*"/>
    </style:style>
    <style:style style:name="Таблица26.C" style:family="table-column">
      <style:table-column-properties style:column-width="2.125cm" style:rel-column-width="8192*"/>
    </style:style>
    <style:style style:name="Таблица26.1" style:family="table-row">
      <style:table-row-properties style:min-row-height="0.635cm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H1" style:family="table-cell">
      <style:table-cell-properties fo:padding="0.097cm" fo:border="0.002cm solid #000000"/>
    </style:style>
    <style:style style:name="Таблица27" style:family="table">
      <style:table-properties style:width="16.999cm" table:align="margins"/>
    </style:style>
    <style:style style:name="Таблица27.A" style:family="table-column">
      <style:table-column-properties style:column-width="2.833cm" style:rel-column-width="10922*"/>
    </style:style>
    <style:style style:name="Таблица27.C" style:family="table-column">
      <style:table-column-properties style:column-width="2.833cm" style:rel-column-width="10923*"/>
    </style:style>
    <style:style style:name="Таблица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7.F1" style:family="table-cell">
      <style:table-cell-properties fo:padding="0.097cm" fo:border="0.002cm solid #000000"/>
    </style:style>
    <style:style style:name="Таблица19" style:family="table">
      <style:table-properties style:width="16.999cm" table:align="margins"/>
    </style:style>
    <style:style style:name="Таблица19.A" style:family="table-column">
      <style:table-column-properties style:column-width="3.399cm" style:rel-column-width="13106*"/>
    </style:style>
    <style:style style:name="Таблица19.C" style:family="table-column">
      <style:table-column-properties style:column-width="3.399cm" style:rel-column-width="13107*"/>
    </style:style>
    <style:style style:name="Таблица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9.E1" style:family="table-cell">
      <style:table-cell-properties fo:padding="0.097cm" fo:border="0.002cm solid #000000"/>
    </style:style>
    <style:style style:name="Таблица28" style:family="table">
      <style:table-properties style:width="16.999cm" table:align="margins"/>
    </style:style>
    <style:style style:name="Таблица28.A" style:family="table-column">
      <style:table-column-properties style:column-width="2.429cm" style:rel-column-width="9361*"/>
    </style:style>
    <style:style style:name="Таблица28.C" style:family="table-column">
      <style:table-column-properties style:column-width="2.429cm" style:rel-column-width="9362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G1" style:family="table-cell">
      <style:table-cell-properties fo:padding="0.097cm" fo:border="0.002cm solid #000000"/>
    </style:style>
    <style:style style:name="Таблица29" style:family="table">
      <style:table-properties style:width="16.999cm" table:align="margins"/>
    </style:style>
    <style:style style:name="Таблица29.A" style:family="table-column">
      <style:table-column-properties style:column-width="2.833cm" style:rel-column-width="10922*"/>
    </style:style>
    <style:style style:name="Таблица29.C" style:family="table-column">
      <style:table-column-properties style:column-width="2.833cm" style:rel-column-width="10923*"/>
    </style:style>
    <style:style style:name="Таблица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9.F1" style:family="table-cell">
      <style:table-cell-properties fo:padding="0.097cm" fo:border="0.002cm solid #000000"/>
    </style:style>
    <style:style style:name="Таблица20" style:family="table">
      <style:table-properties style:width="16.999cm" table:align="margins"/>
    </style:style>
    <style:style style:name="Таблица20.A" style:family="table-column">
      <style:table-column-properties style:column-width="2.833cm" style:rel-column-width="10922*"/>
    </style:style>
    <style:style style:name="Таблица20.C" style:family="table-column">
      <style:table-column-properties style:column-width="2.833cm" style:rel-column-width="1092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33" style:family="table">
      <style:table-properties style:width="16.999cm" table:align="margins"/>
    </style:style>
    <style:style style:name="Таблица33.A" style:family="table-column">
      <style:table-column-properties style:column-width="2.833cm" style:rel-column-width="10922*"/>
    </style:style>
    <style:style style:name="Таблица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3.F1" style:family="table-cell">
      <style:table-cell-properties fo:padding="0.097cm" fo:border="0.002cm solid #000000"/>
    </style:style>
    <style:style style:name="Таблица14" style:family="table">
      <style:table-properties style:width="16.999cm" table:align="margins"/>
    </style:style>
    <style:style style:name="Таблица14.A" style:family="table-column">
      <style:table-column-properties style:column-width="2.409cm" style:rel-column-width="9289*"/>
    </style:style>
    <style:style style:name="Таблица14.B" style:family="table-column">
      <style:table-column-properties style:column-width="2.443cm" style:rel-column-width="9418*"/>
    </style:style>
    <style:style style:name="Таблица14.C" style:family="table-column">
      <style:table-column-properties style:column-width="2.439cm" style:rel-column-width="9404*"/>
    </style:style>
    <style:style style:name="Таблица14.D" style:family="table-column">
      <style:table-column-properties style:column-width="2.425cm" style:rel-column-width="9350*"/>
    </style:style>
    <style:style style:name="Таблица14.E" style:family="table-column">
      <style:table-column-properties style:column-width="2.427cm" style:rel-column-width="9357*"/>
    </style:style>
    <style:style style:name="Таблица14.G" style:family="table-column">
      <style:table-column-properties style:column-width="2.429cm" style:rel-column-width="9367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G1" style:family="table-cell">
      <style:table-cell-properties fo:padding="0.097cm" fo:border="0.002cm solid #000000"/>
    </style:style>
    <style:style style:name="Таблица14.A2" style:family="table-cell">
      <style:table-cell-properties fo:padding="0.097cm" fo:border-left="0.002cm solid #000000" fo:border-right="none" fo:border-top="none" fo:border-bottom="0.002cm solid #000000"/>
    </style:style>
    <style:style style:name="Таблица1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" style:family="paragraph" style:parent-style-name="Table_20_Contents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fo:margin-left="0.501cm" fo:margin-right="0cm" fo:line-height="10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.501cm" fo:margin-right="0cm" fo:line-height="100%" fo:text-align="justify" style:justify-single-word="false" fo:text-indent="0cm" style:auto-text-indent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501cm" fo:margin-right="0cm" fo:line-height="100%" fo:text-align="justify" style:justify-single-word="false" fo:text-indent="0cm" style:auto-text-indent="false"/>
      <style:text-properties fo:font-size="12pt" fo:language="ru" fo:country="RU" style:font-size-asian="12pt" style:font-size-complex="12pt"/>
    </style:style>
    <style:style style:name="P9" style:family="paragraph" style:parent-style-name="Standard">
      <style:paragraph-properties fo:margin-left="0.501cm" fo:margin-right="0cm" fo:line-height="100%" fo:text-align="justify" style:justify-single-word="false" fo:text-indent="0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501cm" fo:margin-right="0cm" fo:line-height="100%" fo:text-align="justify" style:justify-single-word="false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.501cm" fo:margin-right="0cm" fo:line-height="100%" fo:text-align="justify" style:justify-single-word="false" fo:text-indent="0cm" style:auto-text-indent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риложение 6. Работа с РПД по <text:span text:style-name="T6">GSM </text:span>каналу.</text:p>
      <text:p text:style-name="P8"/>
      <text:p text:style-name="P8"><text:tab/><text:span text:style-name="T10">Модуль <text:s/>автоформы конфигурации и отображения данных должен обеспечивать возможность считывания и записи параметров работы РПД и приборов УРАН, данных магистрали и приборов УРАН по </text:span><text:span text:style-name="T7">GSM </text:span><text:span text:style-name="T10">каналу через сервер системы. Запись информации в систему РПД должна быть защищена паролем. Информация, считанная с приборов РПД, должна храниться на сервере системы и должна быть доступна в упорядоченном виде (номер локомотива, номер секции, время аварии, состояние процесса вычитки аварии) с любого терминала, на котором установлена автоформа. Сервер должен обеспечить периодическое считывание оперативной информации об авариях с РПД, в случае появления новой аварии немедленно приступать к <text:s/>вычитке заголовка, <text:s/>в случае появления <text:s/>информации от РПД о полной вычитке аварии из измерителей немедленно приступать к вычитке этого дампа из РПД.</text:span></text:p>
      <text:p text:style-name="P8"><text:span text:style-name="T10"><text:tab/>Обмен информацией сервер — РПД на прикладном уровне должен поддерживаться </text:span><text:span text:style-name="T7">ModBUS – </text:span><text:span text:style-name="T10">подобным протоколом. Номинальный объем </text:span><text:span text:style-name="T7">считываемой/</text:span><text:span text:style-name="T10">записываемой информации за один сеанс — 2048 байт, обусловлено страничной организацией <text:s/></text:span><text:span text:style-name="T7">NAND, </text:span><text:span text:style-name="T10">(минимальный объем — 1 байт — нет, страничное обращение)</text:span><text:span text:style-name="T7">. Для</text:span><text:span text:style-name="T10"> более компактной организации команд использовать пользовательские команды:</text:span></text:p>
      <text:p text:style-name="P8"><text:span text:style-name="T10"><text:tab/></text:span><text:span text:style-name="T11">Команды чтения</text:span><text:span text:style-name="T8">/</text:span><text:span text:style-name="T11">записи данных:</text:span></text:p>
      <text:p text:style-name="P8"><text:span text:style-name="T10"><text:tab/>Чтение параметров работы системы РПД, применима к данным в секторе 2, страницы <text:s/>0 – <text:s/>65 виртуальной области памяти РПД </text:span><text:span text:style-name="T7">(FRAM + SRAM).</text:span></text:p>
      <text:p text:style-name="P8"><text:span text:style-name="T10"><text:tab/>Запись параметров работы системы РПД, применима к данным в секторе 2, страницы <text:s/>0 – <text:s/>65 виртуальной области памяти РПД </text:span><text:span text:style-name="T7">(FRAM + SRAM)</text:span><text:span text:style-name="T10">. </text:span></text:p>
      <text:p text:style-name="P8"><text:span text:style-name="T10"><text:tab/>Чтение архивной информации приборов УРАН, постраничное, с указанием номера дампа и номера страницы, <text:s text:c="2"/>применима к данным в секторе 1 виртуальной области памяти РПД (</text:span><text:span text:style-name="T7">NAND</text:span><text:span text:style-name="T10">)</text:span><text:span text:style-name="T7">. </text:span><text:span text:style-name="T10">Если вычитываем заголовок аварии, указываем номер дампа, и последовательно вычитываем страницы 0 и 1. Если вычитываем весь дамп, инкрементируем номер страницы, сохраняем тот же номер дампа; после отсылки последней страницы на запрос следующей РПД высылает ответ «дамп вычитан». Вычитку дампа из РПД корректировать с вычиткой дампов РПД из измерителей (полную вычитку проводить при появлении информации о том, что соответствующие дампы РПД вычитал из измерителей.). </text:span></text:p>
      <text:p text:style-name="P8"><text:span text:style-name="T7"><text:tab/></text:span><text:span text:style-name="T10">Чтение архивной информации лога ПСН, постраничное, с указанием временного или страничного диапазона. применима к данным в секторе 1 виртуальной области памяти РПД (</text:span><text:span text:style-name="T7">NAND</text:span><text:span text:style-name="T10">)</text:span><text:span text:style-name="T7">.<text:tab/></text:span></text:p>
      <text:p text:style-name="P8"><text:span text:style-name="T7"><text:tab/></text:span><text:span text:style-name="T10">Чтение страницы памяти РПД, с указанием номера сектора и номера страницы (</text:span><text:span text:style-name="T7">FRAM + NAND</text:span><text:span text:style-name="T10">). </text:span></text:p>
      <text:p text:style-name="P8"><text:span text:style-name="T10"><text:tab/>Чтение текущих данных приборов ПСН из внутренней магистрали ПСН </text:span><text:span text:style-name="T7">(SRAM).</text:span></text:p>
      <text:p text:style-name="P8"><text:span text:style-name="T7"><text:tab/></text:span><text:span text:style-name="T10">Чтение </text:span><text:span text:style-name="T7">GPS </text:span><text:span text:style-name="T10">данных.</text:span></text:p>
      <text:p text:style-name="P8"><text:span text:style-name="T10"><text:tab/></text:span><text:span text:style-name="T12">Команды управления режимом работы РПД:</text:span></text:p>
      <text:p text:style-name="P9"><text:tab/>Отчистка области памяти лога ПСН.</text:p>
      <text:p text:style-name="P9"><text:tab/>Отчистка области дампов аварий с обнулением информации об авариях.</text:p>
      <text:p text:style-name="P9"><text:tab/>Отчистка всей памяти данных РПД.</text:p>
      <text:p text:style-name="P8"><text:span text:style-name="T10"><text:tab/>Инициализация </text:span><text:span text:style-name="T7">FAT </text:span><text:span text:style-name="T10">РПД в соответствии с таблицей измерителей. </text:span></text:p>
      <text:p text:style-name="P9"><text:tab/>Тест связи с измерителями.</text:p>
      <text:p text:style-name="P8"><text:span text:style-name="T12"><text:tab/></text:span><text:span text:style-name="T14">Выход из режима регистрации работы ПСН.</text:span></text:p>
      <text:p text:style-name="P10"><text:tab/>Вход в режим регистрации работы ПСН.</text:p>
      <text:p text:style-name="P10"><text:tab/>Запрос статуса выполнения команды.</text:p>
      <text:p text:style-name="P10"><text:tab/> </text:p>
      <text:p text:style-name="P9"/>
      <text:p text:style-name="P9"/>
      <text:p text:style-name="P9"/>
      <text:p text:style-name="P9"><text:soft-page-break/>Формат пакетов от РПД к верхушке.</text:p>
      <text:p text:style-name="P9"><text:tab/></text:p>
      <text:p text:style-name="P9"><text:tab/><text:span text:style-name="T13">Микропакет.</text:span></text:p>
      <table:table table:name="Таблица30" table:style-name="Таблица30">
        <table:table-column table:style-name="Таблица30.A" table:number-columns-repeated="3"/>
        <table:table-row>
          <table:table-cell table:style-name="Таблица30.A1" office:value-type="string">
            <text:p text:style-name="P1">Адрес прибора, <text:span text:style-name="T6">HI</text:span></text:p>
          </table:table-cell>
          <table:table-cell table:style-name="Таблица30.A1" office:value-type="string">
            <text:p text:style-name="P1">Адрес прибора, <text:span text:style-name="T6">LO</text:span></text:p>
          </table:table-cell>
          <table:table-cell table:style-name="Таблица30.C1" office:value-type="string">
            <text:p text:style-name="P1">0<text:span text:style-name="T6">x65</text:span></text:p>
          </table:table-cell>
        </table:table-row>
      </table:table>
      <text:p text:style-name="P9"><text:span text:style-name="T13"/></text:p>
      <text:p text:style-name="P9"><text:span text:style-name="T13"><text:tab/>Пакет событие.</text:span></text:p>
      <text:p text:style-name="P10">Оповещение.</text:p>
      <table:table table:name="Таблица31" table:style-name="Таблица31">
        <table:table-column table:style-name="Таблица31.A" table:number-columns-repeated="11"/>
        <table:table-row>
          <table:table-cell table:style-name="Таблица31.A1" office:value-type="string">
            <text:p text:style-name="P1">Адрес прибора, <text:span text:style-name="T6">HI</text:span></text:p>
          </table:table-cell>
          <table:table-cell table:style-name="Таблица31.A1" office:value-type="string">
            <text:p text:style-name="P1">Адрес прибора, <text:span text:style-name="T6">LO</text:span></text:p>
          </table:table-cell>
          <table:table-cell table:style-name="Таблица31.A1" office:value-type="string">
            <text:p text:style-name="P1">Номер аварии</text:p>
          </table:table-cell>
          <table:table-cell table:style-name="Таблица31.A1" office:value-type="string">
            <text:p text:style-name="P1">Дата</text:p>
          </table:table-cell>
          <table:table-cell table:style-name="Таблица31.A1" office:value-type="string">
            <text:p text:style-name="P1">Дата</text:p>
          </table:table-cell>
          <table:table-cell table:style-name="Таблица31.A1" office:value-type="string">
            <text:p text:style-name="P1">Дата</text:p>
          </table:table-cell>
          <table:table-cell table:style-name="Таблица31.A1" office:value-type="string">
            <text:p text:style-name="P1">Дата</text:p>
          </table:table-cell>
          <table:table-cell table:style-name="Таблица31.A1" office:value-type="string">
            <text:p text:style-name="P1">Дата</text:p>
          </table:table-cell>
          <table:table-cell table:style-name="Таблица31.A1" office:value-type="string">
            <text:p text:style-name="P1">Дата</text:p>
          </table:table-cell>
          <table:table-cell table:style-name="Таблица31.A1" office:value-type="string">
            <text:p text:style-name="P2">CRC16, HI</text:p>
          </table:table-cell>
          <table:table-cell table:style-name="Таблица31.K1" office:value-type="string">
            <text:p text:style-name="P2">CRC16, LO</text:p>
          </table:table-cell>
        </table:table-row>
      </table:table>
      <text:p text:style-name="P9"><text:span text:style-name="T13"/></text:p>
      <text:p text:style-name="P9"><text:span text:style-name="T15">Квитанция</text:span><text:span text:style-name="T13">.</text:span></text:p>
      <table:table table:name="Таблица32" table:style-name="Таблица32">
        <table:table-column table:style-name="Таблица32.A" table:number-columns-repeated="5"/>
        <table:table-row>
          <table:table-cell table:style-name="Таблица32.A1" office:value-type="string">
            <text:p text:style-name="P1">Адрес прибора, <text:span text:style-name="T6">HI</text:span></text:p>
          </table:table-cell>
          <table:table-cell table:style-name="Таблица32.A1" office:value-type="string">
            <text:p text:style-name="P1">Адрес прибора, <text:span text:style-name="T6">LO</text:span></text:p>
          </table:table-cell>
          <table:table-cell table:style-name="Таблица32.A1" office:value-type="string">
            <text:p text:style-name="P1">Номер аварии</text:p>
          </table:table-cell>
          <table:table-cell table:style-name="Таблица32.A1" office:value-type="string">
            <text:p text:style-name="P2">CRC16, HI</text:p>
          </table:table-cell>
          <table:table-cell table:style-name="Таблица32.E1" office:value-type="string">
            <text:p text:style-name="P2">CRC16, LO</text:p>
          </table:table-cell>
        </table:table-row>
      </table:table>
      <text:p text:style-name="P9"><text:span text:style-name="T13"/></text:p>
      <text:p text:style-name="P9"/>
      <text:p text:style-name="P9">Формат команд.</text:p>
      <text:p text:style-name="P9"/>
      <text:p text:style-name="P9"><text:tab/><text:span text:style-name="T13">Чтение параметров работы системы РПД</text:span></text:p>
      <text:p text:style-name="P9">Запрос.</text:p>
      <table:table table:name="Таблица15" table:style-name="Таблица15">
        <table:table-column table:style-name="Таблица15.A" table:number-columns-repeated="2"/>
        <table:table-column table:style-name="Таблица15.C" table:number-columns-repeated="5"/>
        <table:table-row>
          <table:table-cell table:style-name="Таблица15.A1" office:value-type="string">
            <text:p text:style-name="P1">Адрес прибора, <text:span text:style-name="T6">HI</text:span></text:p>
          </table:table-cell>
          <table:table-cell table:style-name="Таблица15.A1" office:value-type="string">
            <text:p text:style-name="P1">Адрес прибора, <text:span text:style-name="T6">LO</text:span></text:p>
          </table:table-cell>
          <table:table-cell table:style-name="Таблица15.A1" office:value-type="string">
            <text:p text:style-name="P2">0x01 </text:p>
          </table:table-cell>
          <table:table-cell table:style-name="Таблица15.A1" office:value-type="string">
            <text:p text:style-name="P1">Смещение первой считываемой страницы</text:p>
          </table:table-cell>
          <table:table-cell table:style-name="Таблица15.A1" office:value-type="string">
            <text:p text:style-name="P1">Количество считываемых страниц </text:p>
          </table:table-cell>
          <table:table-cell table:style-name="Таблица15.A1" office:value-type="string">
            <text:p text:style-name="P2">CRC16, HI</text:p>
          </table:table-cell>
          <table:table-cell table:style-name="Таблица15.G1" office:value-type="string">
            <text:p text:style-name="P2">CRC16, LO</text:p>
          </table:table-cell>
        </table:table-row>
      </table:table>
      <text:p text:style-name="P9"/>
      <text:p text:style-name="P9">Ответ в случае корректного запроса.</text:p>
      <table:table table:name="Таблица21" table:style-name="Таблица21">
        <table:table-column table:style-name="Таблица21.A" table:number-columns-repeated="2"/>
        <table:table-column table:style-name="Таблица21.C" table:number-columns-repeated="6"/>
        <table:table-row table:style-name="Таблица21.1">
          <table:table-cell table:style-name="Таблица21.A1" office:value-type="string">
            <text:p text:style-name="P1">Адрес прибора, <text:span text:style-name="T6">HI</text:span></text:p>
          </table:table-cell>
          <table:table-cell table:style-name="Таблица21.A1" office:value-type="string">
            <text:p text:style-name="P1">Адрес прибора, <text:span text:style-name="T6">LO</text:span></text:p>
          </table:table-cell>
          <table:table-cell table:style-name="Таблица21.A1" office:value-type="string">
            <text:p text:style-name="P2">0x01</text:p>
          </table:table-cell>
          <table:table-cell table:style-name="Таблица21.A1" office:value-type="string">
            <text:p text:style-name="P1">Смещение первой из запрошенных страниц.</text:p>
          </table:table-cell>
          <table:table-cell table:style-name="Таблица21.A1" office:value-type="string">
            <text:p text:style-name="P1">Номер очередной передаваемой страницы.</text:p>
          </table:table-cell>
          <table:table-cell table:style-name="Таблица21.A1" office:value-type="string">
            <text:p text:style-name="P1">Данные, 2048 байт.</text:p>
          </table:table-cell>
          <table:table-cell table:style-name="Таблица21.A1" office:value-type="string">
            <text:p text:style-name="P2">CRC16<text:span text:style-name="T1">, </text:span>HI</text:p>
          </table:table-cell>
          <table:table-cell table:style-name="Таблица21.H1" office:value-type="string">
            <text:p text:style-name="P2">CRC16<text:span text:style-name="T1">, </text:span>LO</text:p>
          </table:table-cell>
        </table:table-row>
      </table:table>
      <text:p text:style-name="P9"/>
      <text:p text:style-name="P9">Ответ в случае невозможности выполнить команду.</text:p>
      <table:table table:name="Таблица23" table:style-name="Таблица23">
        <table:table-column table:style-name="Таблица23.A" table:number-columns-repeated="2"/>
        <table:table-column table:style-name="Таблица23.C"/>
        <table:table-column table:style-name="Таблица23.A"/>
        <table:table-column table:style-name="Таблица23.C" table:number-columns-repeated="2"/>
        <table:table-row>
          <table:table-cell table:style-name="Таблица23.A1" office:value-type="string">
            <text:p text:style-name="P1">Адрес прибора, <text:span text:style-name="T6">HI</text:span></text:p>
          </table:table-cell>
          <table:table-cell table:style-name="Таблица23.A1" office:value-type="string">
            <text:p text:style-name="P1">Адрес прибора, <text:span text:style-name="T6">LO</text:span></text:p>
          </table:table-cell>
          <table:table-cell table:style-name="Таблица23.A1" office:value-type="string">
            <text:p text:style-name="P1">0<text:span text:style-name="T6">x81</text:span></text:p>
          </table:table-cell>
          <table:table-cell table:style-name="Таблица23.A1" office:value-type="string">
            <text:p text:style-name="P1">Код ошибки: </text:p>
            <text:p text:style-name="P2">0 – <text:span text:style-name="T1">неверно задано смещение</text:span></text:p>
            <text:p text:style-name="P2"><text:span text:style-name="T1">3 — ошибка запроса памяти, невозможно произвести чтение</text:span></text:p>
            <text:p text:style-name="P2"><text:span text:style-name="T1">4 — неверный формат команды.</text:span></text:p>
          </table:table-cell>
          <table:table-cell table:style-name="Таблица23.A1" office:value-type="string">
            <text:p text:style-name="P2">CRC16<text:span text:style-name="T1">, </text:span>HI</text:p>
          </table:table-cell>
          <table:table-cell table:style-name="Таблица23.F1" office:value-type="string">
            <text:p text:style-name="P2">CRC16<text:span text:style-name="T1">, </text:span>LO</text:p>
          </table:table-cell>
        </table:table-row>
      </table:table>
      <text:p text:style-name="P9"/>
      <text:p text:style-name="P9"><text:tab/><text:span text:style-name="T13">Запись параметров работы системы РПД</text:span></text:p>
      <text:p text:style-name="P9"/>
      <text:p text:style-name="P9">Запрос.</text:p>
      <table:table table:name="Таблица16" table:style-name="Таблица16">
        <table:table-column table:style-name="Таблица16.A" table:number-columns-repeated="2"/>
        <table:table-column table:style-name="Таблица16.C" table:number-columns-repeated="5"/>
        <text:soft-page-break/>
        <table:table-row>
          <table:table-cell table:style-name="Таблица16.A1" office:value-type="string">
            <text:p text:style-name="P1">Адрес прибора, <text:span text:style-name="T6">HI</text:span></text:p>
          </table:table-cell>
          <table:table-cell table:style-name="Таблица16.A1" office:value-type="string">
            <text:p text:style-name="P1">Адрес прибора, <text:span text:style-name="T6">LO</text:span></text:p>
          </table:table-cell>
          <table:table-cell table:style-name="Таблица16.A1" office:value-type="string">
            <text:p text:style-name="P1">02</text:p>
          </table:table-cell>
          <table:table-cell table:style-name="Таблица16.A1" office:value-type="string">
            <text:p text:style-name="P1">Смещение записываемой страницы</text:p>
          </table:table-cell>
          <table:table-cell table:style-name="Таблица16.A1" office:value-type="string">
            <text:p text:style-name="P1">Содержимое страницы (2048 байт)</text:p>
          </table:table-cell>
          <table:table-cell table:style-name="Таблица16.A1" office:value-type="string">
            <text:p text:style-name="P2">CRC16<text:span text:style-name="T1">, </text:span>HI</text:p>
          </table:table-cell>
          <table:table-cell table:style-name="Таблица16.G1" office:value-type="string">
            <text:p text:style-name="P2">CRC16<text:span text:style-name="T1">, </text:span>LO</text:p>
          </table:table-cell>
        </table:table-row>
      </table:table>
      <text:p text:style-name="P9"/>
      <text:p text:style-name="P9">Ответ.</text:p>
      <table:table table:name="Таблица22" table:style-name="Таблица22">
        <table:table-column table:style-name="Таблица22.A" table:number-columns-repeated="2"/>
        <table:table-column table:style-name="Таблица22.C"/>
        <table:table-column table:style-name="Таблица22.A"/>
        <table:table-column table:style-name="Таблица22.C" table:number-columns-repeated="2"/>
        <table:table-row>
          <table:table-cell table:style-name="Таблица22.A1" office:value-type="string">
            <text:p text:style-name="P1">Адрес прибора, <text:span text:style-name="T6">HI</text:span></text:p>
          </table:table-cell>
          <table:table-cell table:style-name="Таблица22.A1" office:value-type="string">
            <text:p text:style-name="P1">Адрес прибора, <text:span text:style-name="T6">LO</text:span></text:p>
          </table:table-cell>
          <table:table-cell table:style-name="Таблица22.A1" office:value-type="string">
            <text:p text:style-name="P1">02</text:p>
          </table:table-cell>
          <table:table-cell table:style-name="Таблица22.A1" office:value-type="string">
            <text:p text:style-name="P1">Код ответа: </text:p>
            <text:p text:style-name="P2">0 – <text:span text:style-name="T1">запись произведена</text:span></text:p>
            <text:p text:style-name="P2"><text:span text:style-name="T1">1 — запись в процессе.</text:span></text:p>
            <text:p text:style-name="P2"><text:span text:style-name="T1">2 — невозможно произвести запись (система в режиме регистрации работы ПСН).</text:span></text:p>
            <text:p text:style-name="P2"><text:span text:style-name="T1">3 - ошибка <text:s/>памяти, невозможно произвести запись.</text:span></text:p>
            <text:p text:style-name="P2"><text:span text:style-name="T1">4 — неверный формат команды.</text:span></text:p>
          </table:table-cell>
          <table:table-cell table:style-name="Таблица22.A1" office:value-type="string">
            <text:p text:style-name="P2">CRC16<text:span text:style-name="T1">, </text:span>HI</text:p>
          </table:table-cell>
          <table:table-cell table:style-name="Таблица22.F1" office:value-type="string">
            <text:p text:style-name="P2">CRC16<text:span text:style-name="T1">, </text:span>LO</text:p>
          </table:table-cell>
        </table:table-row>
      </table:table>
      <text:p text:style-name="P9"/>
      <text:p text:style-name="P9"><text:tab/><text:span text:style-name="T13">Чтение архивной информации приборов УРАН</text:span></text:p>
      <text:p text:style-name="P9">Запрос.</text:p>
      <table:table table:name="Таблица17" table:style-name="Таблица17">
        <table:table-column table:style-name="Таблица17.A" table:number-columns-repeated="2"/>
        <table:table-column table:style-name="Таблица17.C" table:number-columns-repeated="2"/>
        <table:table-column table:style-name="Таблица17.A" table:number-columns-repeated="2"/>
        <table:table-column table:style-name="Таблица17.C"/>
        <table:table-column table:style-name="Таблица17.H"/>
        <table:table-row>
          <table:table-cell table:style-name="Таблица17.A1" office:value-type="string">
            <text:p text:style-name="P1">Адрес прибора, <text:span text:style-name="T6">HI</text:span></text:p>
          </table:table-cell>
          <table:table-cell table:style-name="Таблица17.A1" office:value-type="string">
            <text:p text:style-name="P1">Адрес прибора, <text:span text:style-name="T6">LO</text:span></text:p>
          </table:table-cell>
          <table:table-cell table:style-name="Таблица17.A1" office:value-type="string">
            <text:p text:style-name="P1">03</text:p>
          </table:table-cell>
          <table:table-cell table:style-name="Таблица17.A1" office:value-type="string">
            <text:p text:style-name="P1">Номер аварии</text:p>
          </table:table-cell>
          <table:table-cell table:style-name="Таблица17.A1" office:value-type="string">
            <text:p text:style-name="P1">Смещение первой считываемой страницы</text:p>
          </table:table-cell>
          <table:table-cell table:style-name="Таблица17.A1" office:value-type="string">
            <text:p text:style-name="P1">Количество считываемых страниц </text:p>
          </table:table-cell>
          <table:table-cell table:style-name="Таблица17.A1" office:value-type="string">
            <text:p text:style-name="P2">CRC16<text:span text:style-name="T1">, </text:span>HI</text:p>
          </table:table-cell>
          <table:table-cell table:style-name="Таблица17.H1" office:value-type="string">
            <text:p text:style-name="P2">CRC16<text:span text:style-name="T1">, </text:span>LO</text:p>
          </table:table-cell>
        </table:table-row>
      </table:table>
      <text:p text:style-name="P9"/>
      <text:p text:style-name="P9">Ответ в случае корректного запроса.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 table:number-columns-repeated="3"/>
        <table:table-column table:style-name="Таблица24.A"/>
        <table:table-column table:style-name="Таблица24.C" table:number-columns-repeated="3"/>
        <table:table-row>
          <table:table-cell table:style-name="Таблица24.A1" office:value-type="string">
            <text:p text:style-name="P1">Адрес прибора, <text:span text:style-name="T6">HI</text:span></text:p>
          </table:table-cell>
          <table:table-cell table:style-name="Таблица24.A1" office:value-type="string">
            <text:p text:style-name="P1">Адрес прибора, <text:span text:style-name="T6">LO</text:span></text:p>
          </table:table-cell>
          <table:table-cell table:style-name="Таблица24.A1" office:value-type="string">
            <text:p text:style-name="P1">03</text:p>
          </table:table-cell>
          <table:table-cell table:style-name="Таблица24.A1" office:value-type="string">
            <text:p text:style-name="P1">Номер аварии</text:p>
          </table:table-cell>
          <table:table-cell table:style-name="Таблица24.A1" office:value-type="string">
            <text:p text:style-name="P1">Смещение первой считываемой страницы</text:p>
          </table:table-cell>
          <table:table-cell table:style-name="Таблица24.A1" office:value-type="string">
            <text:p text:style-name="P1">Номер передаваемой страницы.</text:p>
          </table:table-cell>
          <table:table-cell table:style-name="Таблица24.A1" office:value-type="string">
            <text:p text:style-name="P1">Данные, 2048 байт.</text:p>
          </table:table-cell>
          <table:table-cell table:style-name="Таблица24.A1" office:value-type="string">
            <text:p text:style-name="P2">CRC16<text:span text:style-name="T1">, </text:span>HI</text:p>
          </table:table-cell>
          <table:table-cell table:style-name="Таблица24.I1" office:value-type="string">
            <text:p text:style-name="P2">CRC16<text:span text:style-name="T1">, </text:span>LO</text:p>
          </table:table-cell>
        </table:table-row>
      </table:table>
      <text:p text:style-name="P9"/>
      <text:p text:style-name="P9">Ответ в случае невозможности выполнить команду.</text:p>
      <table:table table:name="Таблица25" table:style-name="Таблица25">
        <table:table-column table:style-name="Таблица25.A" table:number-columns-repeated="2"/>
        <table:table-column table:style-name="Таблица25.C"/>
        <table:table-column table:style-name="Таблица25.A"/>
        <table:table-column table:style-name="Таблица25.C" table:number-columns-repeated="2"/>
        <table:table-row>
          <table:table-cell table:style-name="Таблица25.A1" office:value-type="string">
            <text:p text:style-name="P1">Адрес прибора, <text:span text:style-name="T6">HI</text:span></text:p>
          </table:table-cell>
          <table:table-cell table:style-name="Таблица25.A1" office:value-type="string">
            <text:p text:style-name="P1">Адрес прибора, <text:span text:style-name="T6">LO</text:span></text:p>
          </table:table-cell>
          <table:table-cell table:style-name="Таблица25.A1" office:value-type="string">
            <text:p text:style-name="P1">0<text:span text:style-name="T6">x8</text:span>3</text:p>
          </table:table-cell>
          <table:table-cell table:style-name="Таблица25.A1" office:value-type="string">
            <text:p text:style-name="P1">Код ошибки: </text:p>
            <text:p text:style-name="P2">0 – <text:span text:style-name="T1">неверно задано смещение.</text:span></text:p>
            <text:p text:style-name="P2"><text:soft-page-break/><text:span text:style-name="T1">1 — неверно задан номер аварии.</text:span></text:p>
            <text:p text:style-name="P2"><text:span text:style-name="T1">2 — ошибка запроса памяти, невозможно произвести чтение</text:span></text:p>
            <text:p text:style-name="P2"><text:span text:style-name="T1">3 — неверный формат команды.</text:span></text:p>
          </table:table-cell>
          <table:table-cell table:style-name="Таблица25.A1" office:value-type="string">
            <text:p text:style-name="P2">CRC16<text:span text:style-name="T1">, </text:span>HI</text:p>
          </table:table-cell>
          <table:table-cell table:style-name="Таблица25.F1" office:value-type="string">
            <text:p text:style-name="P2">CRC16<text:span text:style-name="T1">, </text:span>LO</text:p>
          </table:table-cell>
        </table:table-row>
      </table:table>
      <text:p text:style-name="P9"/>
      <text:p text:style-name="P9"><text:tab/> <text:span text:style-name="T13">Чтение архивной информации лога ПСН</text:span></text:p>
      <text:p text:style-name="P9"/>
      <table:table table:name="Таблица18" table:style-name="Таблица18">
        <table:table-column table:style-name="Таблица18.A" table:number-columns-repeated="2"/>
        <table:table-column table:style-name="Таблица18.C" table:number-columns-repeated="5"/>
        <table:table-row>
          <table:table-cell table:style-name="Таблица18.A1" office:value-type="string">
            <text:p text:style-name="P1">Адрес прибора, <text:span text:style-name="T6">HI</text:span></text:p>
          </table:table-cell>
          <table:table-cell table:style-name="Таблица18.A1" office:value-type="string">
            <text:p text:style-name="P1">Адрес прибора, <text:span text:style-name="T6">LO</text:span></text:p>
          </table:table-cell>
          <table:table-cell table:style-name="Таблица18.A1" office:value-type="string">
            <text:p text:style-name="P1">0<text:span text:style-name="T6">x04</text:span></text:p>
          </table:table-cell>
          <table:table-cell table:style-name="Таблица18.A1" office:value-type="string">
            <text:p text:style-name="P1">Смещение первой считываемой страницы</text:p>
          </table:table-cell>
          <table:table-cell table:style-name="Таблица18.A1" office:value-type="string">
            <text:p text:style-name="P1">Количество считываемых страниц </text:p>
          </table:table-cell>
          <table:table-cell table:style-name="Таблица18.A1" office:value-type="string">
            <text:p text:style-name="P2">CRC16<text:span text:style-name="T1">, </text:span>HI</text:p>
          </table:table-cell>
          <table:table-cell table:style-name="Таблица18.G1" office:value-type="string">
            <text:p text:style-name="P2">CRC16<text:span text:style-name="T1">, </text:span>LO</text:p>
          </table:table-cell>
        </table:table-row>
      </table:table>
      <text:p text:style-name="P9"/>
      <text:p text:style-name="P9"/>
      <text:p text:style-name="P9">Ответ в случае корректного запроса.</text:p>
      <table:table table:name="Таблица26" table:style-name="Таблица26">
        <table:table-column table:style-name="Таблица26.A" table:number-columns-repeated="2"/>
        <table:table-column table:style-name="Таблица26.C" table:number-columns-repeated="6"/>
        <table:table-row table:style-name="Таблица26.1">
          <table:table-cell table:style-name="Таблица26.A1" office:value-type="string">
            <text:p text:style-name="P1">Адрес прибора, <text:span text:style-name="T6">HI</text:span></text:p>
          </table:table-cell>
          <table:table-cell table:style-name="Таблица26.A1" office:value-type="string">
            <text:p text:style-name="P1">Адрес прибора, <text:span text:style-name="T6">LO</text:span></text:p>
          </table:table-cell>
          <table:table-cell table:style-name="Таблица26.A1" office:value-type="string">
            <text:p text:style-name="P2">0x04</text:p>
          </table:table-cell>
          <table:table-cell table:style-name="Таблица26.A1" office:value-type="string">
            <text:p text:style-name="P1">Смещение первой из запрошенных страниц.</text:p>
          </table:table-cell>
          <table:table-cell table:style-name="Таблица26.A1" office:value-type="string">
            <text:p text:style-name="P1">Номер очередной передаваемой страницы.</text:p>
          </table:table-cell>
          <table:table-cell table:style-name="Таблица26.A1" office:value-type="string">
            <text:p text:style-name="P1">Данные, 2048 байт.</text:p>
          </table:table-cell>
          <table:table-cell table:style-name="Таблица26.A1" office:value-type="string">
            <text:p text:style-name="P2">CRC16<text:span text:style-name="T1">, </text:span>HI</text:p>
          </table:table-cell>
          <table:table-cell table:style-name="Таблица26.H1" office:value-type="string">
            <text:p text:style-name="P2">CRC16<text:span text:style-name="T1">, </text:span>LO</text:p>
          </table:table-cell>
        </table:table-row>
      </table:table>
      <text:p text:style-name="P9"/>
      <text:p text:style-name="P9">Ответ в случае невозможности выполнить команду.</text:p>
      <table:table table:name="Таблица27" table:style-name="Таблица27">
        <table:table-column table:style-name="Таблица27.A" table:number-columns-repeated="2"/>
        <table:table-column table:style-name="Таблица27.C"/>
        <table:table-column table:style-name="Таблица27.A"/>
        <table:table-column table:style-name="Таблица27.C" table:number-columns-repeated="2"/>
        <table:table-row>
          <table:table-cell table:style-name="Таблица27.A1" office:value-type="string">
            <text:p text:style-name="P1">Адрес прибора, <text:span text:style-name="T6">HI</text:span></text:p>
          </table:table-cell>
          <table:table-cell table:style-name="Таблица27.A1" office:value-type="string">
            <text:p text:style-name="P1">Адрес прибора, <text:span text:style-name="T6">LO</text:span></text:p>
          </table:table-cell>
          <table:table-cell table:style-name="Таблица27.A1" office:value-type="string">
            <text:p text:style-name="P1">0<text:span text:style-name="T6">x84</text:span></text:p>
          </table:table-cell>
          <table:table-cell table:style-name="Таблица27.A1" office:value-type="string">
            <text:p text:style-name="P1">Код ошибки: </text:p>
            <text:p text:style-name="P2">0 – <text:span text:style-name="T1">неверно задано смещение</text:span></text:p>
            <text:p text:style-name="P2"><text:span text:style-name="T1">3 — ошибка запроса памяти, невозможно произвести чтение</text:span></text:p>
            <text:p text:style-name="P2"><text:span text:style-name="T1">4 — неверный формат команды.</text:span></text:p>
          </table:table-cell>
          <table:table-cell table:style-name="Таблица27.A1" office:value-type="string">
            <text:p text:style-name="P2">CRC16<text:span text:style-name="T1">, </text:span>HI</text:p>
          </table:table-cell>
          <table:table-cell table:style-name="Таблица27.F1" office:value-type="string">
            <text:p text:style-name="P2">CRC16<text:span text:style-name="T1">, </text:span>LO</text:p>
          </table:table-cell>
        </table:table-row>
      </table:table>
      <text:p text:style-name="P9"/>
      <text:p text:style-name="P9"/>
      <text:p text:style-name="P9"><text:tab/> <text:span text:style-name="T13">Чтение текущих данных приборов ПСН из внутренней магистрали ПСН</text:span></text:p>
      <text:p text:style-name="P9">Запрос.</text:p>
      <table:table table:name="Таблица19" table:style-name="Таблица19">
        <table:table-column table:style-name="Таблица19.A" table:number-columns-repeated="2"/>
        <table:table-column table:style-name="Таблица19.C"/>
        <table:table-column table:style-name="Таблица19.A"/>
        <table:table-column table:style-name="Таблица19.C"/>
        <table:table-row>
          <table:table-cell table:style-name="Таблица19.A1" office:value-type="string">
            <text:p text:style-name="P1">Адрес прибора, <text:span text:style-name="T6">HI</text:span></text:p>
          </table:table-cell>
          <table:table-cell table:style-name="Таблица19.A1" office:value-type="string">
            <text:p text:style-name="P1">Адрес прибора, <text:span text:style-name="T6">LO</text:span></text:p>
          </table:table-cell>
          <table:table-cell table:style-name="Таблица19.A1" office:value-type="string">
            <text:p text:style-name="P2">0x<text:span text:style-name="T1">05</text:span></text:p>
          </table:table-cell>
          <table:table-cell table:style-name="Таблица19.A1" office:value-type="string">
            <text:p text:style-name="P2">CRC16<text:span text:style-name="T1">, </text:span>HI</text:p>
          </table:table-cell>
          <table:table-cell table:style-name="Таблица19.E1" office:value-type="string">
            <text:p text:style-name="P2">CRC16<text:span text:style-name="T1">, </text:span>LO</text:p>
          </table:table-cell>
        </table:table-row>
      </table:table>
      <text:p text:style-name="P9"/>
      <text:p text:style-name="P9">Ответ в случае корректного запроса.</text:p>
      <table:table table:name="Таблица28" table:style-name="Таблица28">
        <table:table-column table:style-name="Таблица28.A" table:number-columns-repeated="2"/>
        <table:table-column table:style-name="Таблица28.C" table:number-columns-repeated="5"/>
        <text:soft-page-break/>
        <table:table-row>
          <table:table-cell table:style-name="Таблица28.A1" office:value-type="string">
            <text:p text:style-name="P1">Адрес прибора, <text:span text:style-name="T6">HI</text:span></text:p>
          </table:table-cell>
          <table:table-cell table:style-name="Таблица28.A1" office:value-type="string">
            <text:p text:style-name="P1">Адрес прибора, <text:span text:style-name="T6">LO</text:span></text:p>
          </table:table-cell>
          <table:table-cell table:style-name="Таблица28.A1" office:value-type="string">
            <text:p text:style-name="P2">0x<text:span text:style-name="T1">05</text:span></text:p>
          </table:table-cell>
          <table:table-cell table:style-name="Таблица28.A1" office:value-type="string">
            <text:p text:style-name="P1">Номер внутреннего протокола ПСН.</text:p>
          </table:table-cell>
          <table:table-cell table:style-name="Таблица28.A1" office:value-type="string">
            <text:p text:style-name="P1">Данные (объем зависит от версии протокола)</text:p>
          </table:table-cell>
          <table:table-cell table:style-name="Таблица28.A1" office:value-type="string">
            <text:p text:style-name="P2">CRC16<text:span text:style-name="T1">, </text:span>HI</text:p>
          </table:table-cell>
          <table:table-cell table:style-name="Таблица28.G1" office:value-type="string">
            <text:p text:style-name="P2">CRC16<text:span text:style-name="T1">, </text:span>LO</text:p>
          </table:table-cell>
        </table:table-row>
      </table:table>
      <text:p text:style-name="P9"/>
      <text:p text:style-name="P9">Ответ в случае невозможности выполнить команду.</text:p>
      <table:table table:name="Таблица29" table:style-name="Таблица29">
        <table:table-column table:style-name="Таблица29.A" table:number-columns-repeated="2"/>
        <table:table-column table:style-name="Таблица29.C"/>
        <table:table-column table:style-name="Таблица29.A"/>
        <table:table-column table:style-name="Таблица29.C" table:number-columns-repeated="2"/>
        <table:table-row>
          <table:table-cell table:style-name="Таблица29.A1" office:value-type="string">
            <text:p text:style-name="P1">Адрес прибора, <text:span text:style-name="T6">HI</text:span></text:p>
          </table:table-cell>
          <table:table-cell table:style-name="Таблица29.A1" office:value-type="string">
            <text:p text:style-name="P1">Адрес прибора, <text:span text:style-name="T6">LO</text:span></text:p>
          </table:table-cell>
          <table:table-cell table:style-name="Таблица29.A1" office:value-type="string">
            <text:p text:style-name="P1">0<text:span text:style-name="T6">x8</text:span>5</text:p>
          </table:table-cell>
          <table:table-cell table:style-name="Таблица29.A1" office:value-type="string">
            <text:p text:style-name="P1">Код ошибки: </text:p>
            <text:p text:style-name="P2"><text:span text:style-name="T1">3 — неверный формат команды.</text:span></text:p>
            <text:p text:style-name="P2"><text:span text:style-name="T1">4 — нет связи с магистралью ПСН.</text:span></text:p>
          </table:table-cell>
          <table:table-cell table:style-name="Таблица29.A1" office:value-type="string">
            <text:p text:style-name="P2">CRC16<text:span text:style-name="T1">, </text:span>HI</text:p>
          </table:table-cell>
          <table:table-cell table:style-name="Таблица29.F1" office:value-type="string">
            <text:p text:style-name="P2">CRC16<text:span text:style-name="T1">, </text:span>LO</text:p>
          </table:table-cell>
        </table:table-row>
      </table:table>
      <text:p text:style-name="P9"/>
      <text:p text:style-name="P9"/>
      <text:p text:style-name="P9"><text:span text:style-name="T13"><text:tab/> Команда управления режимом работы РПД</text:span></text:p>
      <text:p text:style-name="P9"><text:span text:style-name="T15">Запрос.</text:span></text:p>
      <table:table table:name="Таблица20" table:style-name="Таблица20">
        <table:table-column table:style-name="Таблица20.A" table:number-columns-repeated="2"/>
        <table:table-column table:style-name="Таблица20.C"/>
        <table:table-column table:style-name="Таблица20.A"/>
        <table:table-column table:style-name="Таблица20.C" table:number-columns-repeated="2"/>
        <table:table-row>
          <table:table-cell table:style-name="Таблица20.A1" office:value-type="string">
            <text:p text:style-name="P1">Адрес прибора, <text:span text:style-name="T6">HI</text:span></text:p>
          </table:table-cell>
          <table:table-cell table:style-name="Таблица20.A1" office:value-type="string">
            <text:p text:style-name="P1">Адрес прибора, <text:span text:style-name="T6">LO</text:span></text:p>
          </table:table-cell>
          <table:table-cell table:style-name="Таблица20.A1" office:value-type="string">
            <text:p text:style-name="P1">0<text:span text:style-name="T6">x05</text:span></text:p>
          </table:table-cell>
          <table:table-cell table:style-name="Таблица20.A1" office:value-type="string">
            <text:p text:style-name="P1">Код команды</text:p>
          </table:table-cell>
          <table:table-cell table:style-name="Таблица20.A1" office:value-type="string">
            <text:p text:style-name="P2">CRC16<text:span text:style-name="T1">, </text:span>HI</text:p>
          </table:table-cell>
          <table:table-cell table:style-name="Таблица20.F1" office:value-type="string">
            <text:p text:style-name="P2">CRC16<text:span text:style-name="T1">, </text:span>LO</text:p>
          </table:table-cell>
        </table:table-row>
      </table:table>
      <text:p text:style-name="P9"><text:span text:style-name="T15"/></text:p>
      <text:p text:style-name="P9"><text:span text:style-name="T15">Ответ.</text:span></text:p>
      <table:table table:name="Таблица33" table:style-name="Таблица33">
        <table:table-column table:style-name="Таблица33.A" table:number-columns-repeated="6"/>
        <table:table-row>
          <table:table-cell table:style-name="Таблица33.A1" office:value-type="string">
            <text:p text:style-name="P1">Адрес прибора, <text:span text:style-name="T6">HI</text:span></text:p>
          </table:table-cell>
          <table:table-cell table:style-name="Таблица33.A1" office:value-type="string">
            <text:p text:style-name="P1">Адрес прибора, <text:span text:style-name="T6">LO</text:span></text:p>
          </table:table-cell>
          <table:table-cell table:style-name="Таблица33.A1" office:value-type="string">
            <text:p text:style-name="P1">0<text:span text:style-name="T6">x05</text:span></text:p>
          </table:table-cell>
          <table:table-cell table:style-name="Таблица33.A1" office:value-type="string">
            <text:p text:style-name="P1">Код статуса выполнения команды.</text:p>
          </table:table-cell>
          <table:table-cell table:style-name="Таблица33.A1" office:value-type="string">
            <text:p text:style-name="P2">CRC16<text:span text:style-name="T1">, </text:span>HI</text:p>
          </table:table-cell>
          <table:table-cell table:style-name="Таблица33.F1" office:value-type="string">
            <text:p text:style-name="P2">CRC16<text:span text:style-name="T1">, </text:span>LO</text:p>
          </table:table-cell>
        </table:table-row>
      </table:table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3">Примечание</text:span><text:span text:style-name="T15">: +0</text:span><text:span text:style-name="T9">x80 </text:span><text:span text:style-name="T15">к коду команды в запросе означает отмену команды.</text:span></text:p>
      <text:p text:style-name="P9"><text:span text:style-name="T15"/></text:p>
      <text:p text:style-name="P9"/>
      <text:p text:style-name="P9">Параметры работы системы РПД.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D"/>
        <table:table-column table:style-name="Таблица14.G"/>
        <table:table-row>
          <table:table-cell table:style-name="Таблица14.A1" office:value-type="string">
            <text:p text:style-name="P1">Параметр или область данных</text:p>
          </table:table-cell>
          <table:table-cell table:style-name="Таблица14.A1" office:value-type="string">
            <text:p text:style-name="P1">Адрес (сектор, страница, байтовое смещение)</text:p>
          </table:table-cell>
          <table:table-cell table:style-name="Таблица14.A1" office:value-type="string">
            <text:p text:style-name="P1">Номер параметра (не используется, читаем и пишем страницами<text:span text:style-name="T6">.</text:span>)</text:p>
          </table:table-cell>
          <table:table-cell table:style-name="Таблица14.A1" office:value-type="string">
            <text:p text:style-name="P1">Длина, в байтах</text:p>
          </table:table-cell>
          <table:table-cell table:style-name="Таблица14.A1" office:value-type="string">
            <text:p text:style-name="P1">Чтение</text:p>
          </table:table-cell>
          <table:table-cell table:style-name="Таблица14.A1" office:value-type="string">
            <text:p text:style-name="P1">Запись</text:p>
          </table:table-cell>
          <table:table-cell table:style-name="Таблица14.G1" office:value-type="string">
            <text:p text:style-name="P1">Примечание</text:p>
          </table:table-cell>
        </table:table-row>
        <table:table-row>
          <table:table-cell table:style-name="Таблица14.A2" office:value-type="string">
            <text:p text:style-name="P4">адрес прибора</text:p>
          </table:table-cell>
          <table:table-cell table:style-name="Таблица14.A2" office:value-type="string">
            <text:p text:style-name="P1">2,0,0</text:p>
          </table:table-cell>
          <table:table-cell table:style-name="Таблица14.A2" office:value-type="string">
            <text:p text:style-name="P1">0</text:p>
          </table:table-cell>
          <table:table-cell table:style-name="Таблица14.A2" office:value-type="string">
            <text:p text:style-name="P1">2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G2" office:value-type="string">
            <text:p text:style-name="P1">Серия и номер локомотива, номер секции</text:p>
          </table:table-cell>
        </table:table-row>
        <table:table-row>
          <table:table-cell table:style-name="Таблица14.A2" office:value-type="string">
            <text:p text:style-name="P4">сетевой адрес</text:p>
          </table:table-cell>
          <table:table-cell table:style-name="Таблица14.A2" office:value-type="string">
            <text:p text:style-name="P1">2,0,2</text:p>
          </table:table-cell>
          <table:table-cell table:style-name="Таблица14.A2" office:value-type="string">
            <text:p text:style-name="P1">1</text:p>
          </table:table-cell>
          <table:table-cell table:style-name="Таблица14.A2" office:value-type="string">
            <text:p text:style-name="P1">4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A2" office:value-type="string">
            <text:p text:style-name="P3"/>
          </table:table-cell>
          <table:table-cell table:style-name="Таблица14.G2" office:value-type="string">
            <text:p text:style-name="P2">IP <text:span text:style-name="T1">адрес</text:span></text:p>
            <text:p text:style-name="P1"/>
          </table:table-cell>
        </table:table-row>
        <table:table-row>
          <table:table-cell table:style-name="Таблица14.A2" office:value-type="string">
            <text:p text:style-name="P5">номер <text:soft-page-break/>прибора</text:p>
          </table:table-cell>
          <table:table-cell table:style-name="Таблица14.A2" office:value-type="string">
            <text:p text:style-name="P1">2,0,6</text:p>
          </table:table-cell>
          <table:table-cell table:style-name="Таблица14.A2" office:value-type="string">
            <text:p text:style-name="P1">2</text:p>
          </table:table-cell>
          <table:table-cell table:style-name="Таблица14.A2" office:value-type="string">
            <text:p text:style-name="P1">2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A2" office:value-type="string">
            <text:p text:style-name="P3"/>
          </table:table-cell>
          <table:table-cell table:style-name="Таблица14.G2" office:value-type="string">
            <text:p text:style-name="P1">Заводской <text:soft-page-break/>номер РПД </text:p>
          </table:table-cell>
        </table:table-row>
        <table:table-row>
          <table:table-cell table:style-name="Таблица14.A2" office:value-type="string">
            <text:p text:style-name="P5">версия ПО РПД </text:p>
          </table:table-cell>
          <table:table-cell table:style-name="Таблица14.A2" office:value-type="string">
            <text:p text:style-name="P1">2,0,8</text:p>
          </table:table-cell>
          <table:table-cell table:style-name="Таблица14.A2" office:value-type="string">
            <text:p text:style-name="P1">3</text:p>
          </table:table-cell>
          <table:table-cell table:style-name="Таблица14.A2" office:value-type="string">
            <text:p text:style-name="P1">2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A2" office:value-type="string">
            <text:p text:style-name="P3"/>
          </table:table-cell>
          <table:table-cell table:style-name="Таблица14.G2" office:value-type="string">
            <text:p text:style-name="P2"/>
          </table:table-cell>
        </table:table-row>
        <table:table-row>
          <table:table-cell table:style-name="Таблица14.A2" office:value-type="string">
            <text:p text:style-name="P3">байт конфигурации</text:p>
          </table:table-cell>
          <table:table-cell table:style-name="Таблица14.A2" office:value-type="string">
            <text:p text:style-name="P1">2,0,40</text:p>
          </table:table-cell>
          <table:table-cell table:style-name="Таблица14.A2" office:value-type="string">
            <text:p text:style-name="P1">4</text:p>
          </table:table-cell>
          <table:table-cell table:style-name="Таблица14.A2" office:value-type="string">
            <text:p text:style-name="P1">1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G2" office:value-type="string">
            <text:p text:style-name="P2"/>
          </table:table-cell>
        </table:table-row>
        <table:table-row>
          <table:table-cell table:style-name="Таблица14.A2" office:value-type="string">
            <text:p text:style-name="P1">версия протокола в магистрали ПСН</text:p>
          </table:table-cell>
          <table:table-cell table:style-name="Таблица14.A2" office:value-type="string">
            <text:p text:style-name="P1">2,0,50</text:p>
          </table:table-cell>
          <table:table-cell table:style-name="Таблица14.A2" office:value-type="string">
            <text:p text:style-name="P1">5</text:p>
          </table:table-cell>
          <table:table-cell table:style-name="Таблица14.A2" office:value-type="string">
            <text:p text:style-name="P1">1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G2" office:value-type="string">
            <text:p text:style-name="P1"/>
          </table:table-cell>
        </table:table-row>
        <table:table-row>
          <table:table-cell table:style-name="Таблица14.A2" office:value-type="string">
            <text:p text:style-name="P1">количество созданных дампов</text:p>
          </table:table-cell>
          <table:table-cell table:style-name="Таблица14.A2" office:value-type="string">
            <text:p text:style-name="P1">2,0,51</text:p>
          </table:table-cell>
          <table:table-cell table:style-name="Таблица14.A2" office:value-type="string">
            <text:p text:style-name="P1">6</text:p>
          </table:table-cell>
          <table:table-cell table:style-name="Таблица14.A2" office:value-type="string">
            <text:p text:style-name="P1">2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A2" office:value-type="string">
            <text:p text:style-name="P3"/>
          </table:table-cell>
          <table:table-cell table:style-name="Таблица14.G2" office:value-type="string">
            <text:p text:style-name="P2"/>
          </table:table-cell>
        </table:table-row>
        <table:table-row>
          <table:table-cell table:style-name="Таблица14.A2" office:value-type="string">
            <text:p text:style-name="P4">таблица дампов аварий</text:p>
          </table:table-cell>
          <table:table-cell table:style-name="Таблица14.A2" office:value-type="string">
            <text:p text:style-name="P1">2,1,0</text:p>
          </table:table-cell>
          <table:table-cell table:style-name="Таблица14.A2" office:value-type="string">
            <text:p text:style-name="P1">7</text:p>
          </table:table-cell>
          <table:table-cell table:style-name="Таблица14.A2" office:value-type="string">
            <text:p text:style-name="P1">1900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A2" office:value-type="string">
            <text:p text:style-name="P3"/>
          </table:table-cell>
          <table:table-cell table:style-name="Таблица14.G2" office:value-type="string">
            <text:p text:style-name="P2"/>
          </table:table-cell>
        </table:table-row>
        <table:table-row>
          <table:table-cell table:style-name="Таблица14.A2" office:value-type="string">
            <text:p text:style-name="P3">количество измерителей в системе.</text:p>
          </table:table-cell>
          <table:table-cell table:style-name="Таблица14.A2" office:value-type="string">
            <text:p text:style-name="P1">2,2,0</text:p>
          </table:table-cell>
          <table:table-cell table:style-name="Таблица14.A2" office:value-type="string">
            <text:p text:style-name="P1">8</text:p>
          </table:table-cell>
          <table:table-cell table:style-name="Таблица14.A2" office:value-type="string">
            <text:p text:style-name="P1">1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G2" office:value-type="string">
            <text:p text:style-name="P1"/>
          </table:table-cell>
        </table:table-row>
        <table:table-row>
          <table:table-cell table:style-name="Таблица14.A2" office:value-type="string">
            <text:p text:style-name="P4">таблица измерителей</text:p>
          </table:table-cell>
          <table:table-cell table:style-name="Таблица14.A2" office:value-type="string">
            <text:p text:style-name="P1">2,2,1</text:p>
          </table:table-cell>
          <table:table-cell table:style-name="Таблица14.A2" office:value-type="string">
            <text:p text:style-name="P1">9</text:p>
          </table:table-cell>
          <table:table-cell table:style-name="Таблица14.A2" office:value-type="string">
            <text:p text:style-name="P1">1217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G2" office:value-type="string">
            <text:p text:style-name="P2"/>
          </table:table-cell>
        </table:table-row>
        <table:table-row>
          <table:table-cell table:style-name="Таблица14.A2" office:value-type="string">
            <text:p text:style-name="P4">Массив масок для регистров статуса приборов в системе ПСН</text:p>
          </table:table-cell>
          <table:table-cell table:style-name="Таблица14.A2" office:value-type="string">
            <text:p text:style-name="P1">2,2,1217</text:p>
          </table:table-cell>
          <table:table-cell table:style-name="Таблица14.A2" office:value-type="string">
            <text:p text:style-name="P1">10</text:p>
          </table:table-cell>
          <table:table-cell table:style-name="Таблица14.A2" office:value-type="string">
            <text:p text:style-name="P1">20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G2" office:value-type="string">
            <text:p text:style-name="P2"/>
          </table:table-cell>
        </table:table-row>
        <table:table-row>
          <table:table-cell table:style-name="Таблица14.A2" office:value-type="string">
            <text:p text:style-name="P5">Массив структур — правил проверок текущих данных от измерителей на аварийные ситуации </text:p>
          </table:table-cell>
          <table:table-cell table:style-name="Таблица14.A2" office:value-type="string">
            <text:p text:style-name="P1">2,2,1238</text:p>
          </table:table-cell>
          <table:table-cell table:style-name="Таблица14.A2" office:value-type="string">
            <text:p text:style-name="P1">11</text:p>
          </table:table-cell>
          <table:table-cell table:style-name="Таблица14.A2" office:value-type="string">
            <text:p text:style-name="P1">700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A2" office:value-type="string">
            <text:p text:style-name="P1">+</text:p>
          </table:table-cell>
          <table:table-cell table:style-name="Таблица14.G2" office:value-type="string">
            <text:p text:style-name="P2"/>
          </table:table-cell>
        </table:table-row>
        <table:table-row>
          <table:table-cell table:style-name="Таблица14.A2" office:value-type="string">
            <text:p text:style-name="P4"/>
          </table:table-cell>
          <table:table-cell table:style-name="Таблица14.A2" office:value-type="string">
            <text:p text:style-name="P1"/>
          </table:table-cell>
          <table:table-cell table:style-name="Таблица14.A2" office:value-type="string">
            <text:p text:style-name="P1"/>
          </table:table-cell>
          <table:table-cell table:style-name="Таблица14.A2" office:value-type="string">
            <text:p text:style-name="P1"/>
          </table:table-cell>
          <table:table-cell table:style-name="Таблица14.A2" office:value-type="string">
            <text:p text:style-name="P3"/>
          </table:table-cell>
          <table:table-cell table:style-name="Таблица14.A2" office:value-type="string">
            <text:p text:style-name="P3"/>
          </table:table-cell>
          <table:table-cell table:style-name="Таблица14.G2" office:value-type="string">
            <text:p text:style-name="P2"/>
          </table:table-cell>
        </table:table-row>
        <table:table-row>
          <table:table-cell table:style-name="Таблица14.A2" office:value-type="string">
            <text:p text:style-name="P4"/>
          </table:table-cell>
          <table:table-cell table:style-name="Таблица14.A2" office:value-type="string">
            <text:p text:style-name="P1"/>
          </table:table-cell>
          <table:table-cell table:style-name="Таблица14.A2" office:value-type="string">
            <text:p text:style-name="P1"/>
          </table:table-cell>
          <table:table-cell table:style-name="Таблица14.A2" office:value-type="string">
            <text:p text:style-name="P1"/>
          </table:table-cell>
          <table:table-cell table:style-name="Таблица14.A2" office:value-type="string">
            <text:p text:style-name="P3"/>
          </table:table-cell>
          <table:table-cell table:style-name="Таблица14.A2" office:value-type="string">
            <text:p text:style-name="P3"/>
          </table:table-cell>
          <table:table-cell table:style-name="Таблица14.G2" office:value-type="string">
            <text:p text:style-name="P2"/>
          </table:table-cell>
        </table:table-row>
        <table:table-row>
          <table:table-cell table:style-name="Таблица14.A2" office:value-type="string">
            <text:p text:style-name="P4"/>
          </table:table-cell>
          <table:table-cell table:style-name="Таблица14.A2" office:value-type="string">
            <text:p text:style-name="P1"/>
          </table:table-cell>
          <table:table-cell table:style-name="Таблица14.A2" office:value-type="string">
            <text:p text:style-name="P1"/>
          </table:table-cell>
          <table:table-cell table:style-name="Таблица14.A2" office:value-type="string">
            <text:p text:style-name="P1"/>
          </table:table-cell>
          <table:table-cell table:style-name="Таблица14.A2" office:value-type="string">
            <text:p text:style-name="P3"/>
          </table:table-cell>
          <table:table-cell table:style-name="Таблица14.A2" office:value-type="string">
            <text:p text:style-name="P3"/>
          </table:table-cell>
          <table:table-cell table:style-name="Таблица14.G2" office:value-type="string">
            <text:p text:style-name="P2"/>
          </table:table-cell>
        </table:table-row>
        <table:table-row>
          <table:table-cell table:style-name="Таблица14.A2" office:value-type="string">
            <text:p text:style-name="P4"/>
          </table:table-cell>
          <table:table-cell table:style-name="Таблица14.A2" office:value-type="string">
            <text:p text:style-name="P1"/>
          </table:table-cell>
          <table:table-cell table:style-name="Таблица14.A2" office:value-type="string">
            <text:p text:style-name="P1"/>
          </table:table-cell>
          <table:table-cell table:style-name="Таблица14.A2" office:value-type="string">
            <text:p text:style-name="P1"/>
          </table:table-cell>
          <table:table-cell table:style-name="Таблица14.A2" office:value-type="string">
            <text:p text:style-name="P3"/>
          </table:table-cell>
          <table:table-cell table:style-name="Таблица14.A2" office:value-type="string">
            <text:p text:style-name="P3"/>
          </table:table-cell>
          <table:table-cell table:style-name="Таблица14.G2" office:value-type="string">
            <text:p text:style-name="P2"/>
          </table:table-cell>
        </table:table-row>
        <table:table-row>
          <table:table-cell table:style-name="Таблица14.A2" office:value-type="string">
            <text:p text:style-name="P4"/>
          </table:table-cell>
          <table:table-cell table:style-name="Таблица14.A2" office:value-type="string">
            <text:p text:style-name="P1"/>
          </table:table-cell>
          <table:table-cell table:style-name="Таблица14.A2" office:value-type="string">
            <text:p text:style-name="P1"/>
          </table:table-cell>
          <table:table-cell table:style-name="Таблица14.A2" office:value-type="string">
            <text:p text:style-name="P1"/>
          </table:table-cell>
          <table:table-cell table:style-name="Таблица14.A2" office:value-type="string">
            <text:p text:style-name="P3"/>
          </table:table-cell>
          <table:table-cell table:style-name="Таблица14.A2" office:value-type="string">
            <text:p text:style-name="P3"/>
          </table:table-cell>
          <table:table-cell table:style-name="Таблица14.G2" office:value-type="string">
            <text:p text:style-name="P2"/>
          </table:table-cell>
        </table:table-row>
      </table:table>
      <text:p text:style-name="P9"/>
      <text:p text:style-name="P6"><text:span text:style-name="T1">Формат <text:s/>таблицы </text:span><text:span text:style-name="T3">текущих данных приборов ПСН.</text:span></text:p>
      <text:p text:style-name="P9"><text:soft-page-break/>unsigned char usart2_data[PSN_GAUGES_NUMBER][20].</text:p>
      <text:p text:style-name="P9">На 16.03.12 13 - количество устройств в линии ПСН, идущих в следующем порядке:</text:p>
      <text:p text:style-name="P9">0 <text:s text:c="3"/>0x02 <text:s/>// MK2</text:p>
      <text:p text:style-name="P9">1 <text:s text:c="3"/>0x03 <text:s/>// БС-УВ1 СТПР1000</text:p>
      <text:p text:style-name="P9">2 <text:s text:c="3"/>0x13 <text:s/>// БС-УВ2 СТПР1000</text:p>
      <text:p text:style-name="P9">3 <text:s text:c="3"/>0x04 <text:s/>// СТПР600</text:p>
      <text:p text:style-name="P9">4 <text:s text:c="3"/>0x05 <text:s/>// ПЧ ВО ТЭД 1-2</text:p>
      <text:p text:style-name="P9">5 <text:s text:c="3"/>0x15 <text:s/>// ПЧ ТК</text:p>
      <text:p text:style-name="P9">6 <text:s text:c="3"/>0x25 <text:s/>// ПЧ ВО ТЭД 3-4</text:p>
      <text:p text:style-name="P9">7 <text:s text:c="3"/>0x06 <text:s/>// КИ(ПР 110В)</text:p>
      <text:p text:style-name="P9">8 <text:s text:c="3"/>0x07 <text:s/>// БС СМ</text:p>
      <text:p text:style-name="P9">9 <text:s text:c="3"/>0x08 <text:s/>// БС-БФН СТПР1000</text:p>
      <text:p text:style-name="P9">10 <text:s text:c="2"/>0x18 <text:s/>// БС-НВ СТПР1000, команда 0х48</text:p>
      <text:p text:style-name="P9">11 <text:s text:c="2"/>0x0A <text:s/>// МГМ-2</text:p>
      <text:p text:style-name="P9">12 <text:s text:c="2"/>0x18 <text:s/>// БС-НВ СТПР1000, команда 0х49.</text:p>
      <text:p text:style-name="P9">Каждая строка в массиве содержит "подслушанный" ответ соответствующего устройства линии ПСН на запрос ведущего устройства МК1 в соответствии с документами "Кодовое_взаимодействие_2ЭС6-210-3(внутр)5.doc" или "Кодовое_взаимодействие_2ЭС6-210-3(внутр)4.doc" в зависимости от прошивки МК1.</text:p>
      <text:p text:style-name="P11"/>
      <text:p text:style-name="P6"><text:span text:style-name="T1">Все команды управления режимом работы РПД проводить с последующей проверкой результата. При изменении параметра «</text:span><text:span text:style-name="T2">количество измерителей в системе</text:span><text:span text:style-name="T1">» изменяется размер дампа аварии, хранимый в РПД. Следовательно, до изменения этого параметра необходимо убедиться, что вся нужная информация по авариям из РПД считана. До изменения параметров нужно выдать команду «</text:span><text:span text:style-name="T4">Выход из режима регистрации работы ПСН», получить подтверждение, что РПД не в режиме регистрации, после этого производить команду записи. </text:span><text:span text:style-name="T1">После изменения параметра нужно выдать команду «и</text:span><text:span text:style-name="T3">нициализация </text:span><text:span text:style-name="T5">FAT </text:span><text:span text:style-name="T3">РПД в соответствии с таблицей измерителей</text:span><text:span text:style-name="T1">». После получения подтверждения осуществленной записи при необходимости выдать команду «</text:span><text:span text:style-name="T4">Вход в режим регистрации работы ПСН</text:span><text:span text:style-name="T1">»</text:span><text:span text:style-name="T6">. </text:span><text:span text:style-name="T1">При выходе из режима регистрации в окне конфигурации должно появиться оповещение об этом - </text:span><text:span text:style-name="T6">«</text:span><text:span text:style-name="T1">СИСТЕМА РЕГИСТРАЦИИ ОСТАНОВЛЕНА</text:span><text:span text:style-name="T6">», </text:span><text:span text:style-name="T1">после выполнения всех связанных с изменением параметров команд должен появиться контрол возврата в режим регистрации; также в РПД предусмотреть таймаут возвращения в режим регистрации после выполнения указанных команд.</text:span><text:span text:style-name="T6"> </text:span></text:p>
      <text:p text:style-name="P6"><text:span text:style-name="T1">Все это НЕ относится к переменным «маска каналов», «маска каналов вычитанная из измерителя», «</text:span>количество каналов измерения<text:span text:style-name="T1">», «количество каналов измерения в дампе аварии» в параметре «</text:span><text:span text:style-name="T2">таблица измерителей</text:span><text:span text:style-name="T1">». В случае изменения этих параметров, РПД самостоятельно приводит конфигурацию измерителей в соответствие с измененной таблицей измерителе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Times New Roman1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Сергей Мансуров</meta:initial-creator>
    <meta:creation-date>2012-03-19T16:47:44.70</meta:creation-date>
    <meta:document-statistic meta:table-count="20" meta:image-count="0" meta:object-count="0" meta:page-count="7" meta:paragraph-count="291" meta:word-count="1364" meta:character-count="9077"/>
    <dc:date>2012-03-19T16:48:08.79</dc:date>
    <dc:creator>Сергей Мансуров</dc:creator>
    <meta:editing-duration>PT00H00M24S</meta:editing-duration>
    <meta:editing-cycles>1</meta:editing-cycles>
    <meta:generator>OpenOffice.org/3.1$Win32 OpenOffice.org_project/310m11$Build-9399</meta:generator>
  </office:meta>
</office:document-meta>
</file>